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1965in" fo:text-indent="0in" style:auto-text-indent="false" fo:padding="0.0193in" fo:border="0.0008in solid #e5e7eb"/>
    </style:style>
    <style:style style:name="P2" style:family="paragraph" style:parent-style-name="Text_20_body" style:list-style-name="L1">
      <style:paragraph-properties fo:margin-top="0in" fo:margin-bottom="0in" fo:padding="0.0193in" fo:border="0.0008in solid #e5e7eb"/>
    </style:style>
    <style:style style:name="P3" style:family="paragraph" style:parent-style-name="Text_20_body" style:list-style-name="L2">
      <style:paragraph-properties fo:margin-top="0in" fo:margin-bottom="0in" fo:padding="0.0193in" fo:border="0.0008in solid #e5e7eb"/>
    </style:style>
    <style:style style:name="P4" style:family="paragraph" style:parent-style-name="Text_20_body" style:list-style-name="L3">
      <style:paragraph-properties fo:margin-top="0in" fo:margin-bottom="0in" fo:padding="0.0193in" fo:border="0.0008in solid #e5e7eb"/>
    </style:style>
    <style:style style:name="P5" style:family="paragraph" style:parent-style-name="Text_20_body" style:list-style-name="L4">
      <style:paragraph-properties fo:margin-top="0in" fo:margin-bottom="0in" fo:padding="0.0193in" fo:border="0.0008in solid #e5e7eb"/>
    </style:style>
    <style:style style:name="P6" style:family="paragraph" style:parent-style-name="Text_20_body" style:list-style-name="L5">
      <style:paragraph-properties fo:margin-top="0in" fo:margin-bottom="0in" fo:padding="0.0193in" fo:border="0.0008in solid #e5e7eb"/>
    </style:style>
    <style:style style:name="P7" style:family="paragraph" style:parent-style-name="Text_20_body" style:list-style-name="L6">
      <style:paragraph-properties fo:margin-top="0in" fo:margin-bottom="0in" fo:padding="0.0193in" fo:border="0.0008in solid #e5e7eb"/>
    </style:style>
    <style:style style:name="P8" style:family="paragraph" style:parent-style-name="Text_20_body" style:list-style-name="L7">
      <style:paragraph-properties fo:margin-top="0in" fo:margin-bottom="0in" fo:padding="0.0193in" fo:border="0.0008in solid #e5e7eb"/>
    </style:style>
    <style:style style:name="P9" style:family="paragraph" style:parent-style-name="Text_20_body" style:list-style-name="L8">
      <style:paragraph-properties fo:margin-top="0in" fo:margin-bottom="0in" fo:padding="0.0193in" fo:border="0.0008in solid #e5e7eb"/>
    </style:style>
    <style:style style:name="P10" style:family="paragraph" style:parent-style-name="Text_20_body" style:list-style-name="L9">
      <style:paragraph-properties fo:margin-top="0in" fo:margin-bottom="0in" fo:padding="0.0193in" fo:border="0.0008in solid #e5e7eb"/>
    </style:style>
    <style:style style:name="P11" style:family="paragraph" style:parent-style-name="Text_20_body" style:list-style-name="L10">
      <style:paragraph-properties fo:margin-top="0in" fo:margin-bottom="0in" fo:padding="0.0193in" fo:border="0.0008in solid #e5e7eb"/>
    </style:style>
    <style:style style:name="P12" style:family="paragraph" style:parent-style-name="Text_20_body" style:list-style-name="L11">
      <style:paragraph-properties fo:margin-top="0in" fo:margin-bottom="0in" fo:padding="0.0193in" fo:border="0.0008in solid #e5e7eb"/>
    </style:style>
    <style:style style:name="P13" style:family="paragraph" style:parent-style-name="Text_20_body" style:list-style-name="L12">
      <style:paragraph-properties fo:margin-top="0in" fo:margin-bottom="0in" fo:padding="0.0193in" fo:border="0.0008in solid #e5e7eb"/>
    </style:style>
    <style:style style:name="P14" style:family="paragraph" style:parent-style-name="Text_20_body">
      <style:paragraph-properties fo:padding="0.0193in" fo:border="0.0008in solid #e5e7eb"/>
    </style:style>
    <style:style style:name="P15" style:family="paragraph" style:parent-style-name="Text_20_body" style:list-style-name="L1">
      <style:paragraph-properties fo:padding="0.0193in" fo:border="0.0008in solid #e5e7eb"/>
    </style:style>
    <style:style style:name="P16" style:family="paragraph" style:parent-style-name="Text_20_body" style:list-style-name="L2">
      <style:paragraph-properties fo:padding="0.0193in" fo:border="0.0008in solid #e5e7eb"/>
    </style:style>
    <style:style style:name="P17" style:family="paragraph" style:parent-style-name="Text_20_body" style:list-style-name="L3">
      <style:paragraph-properties fo:padding="0.0193in" fo:border="0.0008in solid #e5e7eb"/>
    </style:style>
    <style:style style:name="P18" style:family="paragraph" style:parent-style-name="Text_20_body" style:list-style-name="L4">
      <style:paragraph-properties fo:padding="0.0193in" fo:border="0.0008in solid #e5e7eb"/>
    </style:style>
    <style:style style:name="P19" style:family="paragraph" style:parent-style-name="Text_20_body" style:list-style-name="L5">
      <style:paragraph-properties fo:padding="0.0193in" fo:border="0.0008in solid #e5e7eb"/>
    </style:style>
    <style:style style:name="P20" style:family="paragraph" style:parent-style-name="Text_20_body" style:list-style-name="L6">
      <style:paragraph-properties fo:padding="0.0193in" fo:border="0.0008in solid #e5e7eb"/>
    </style:style>
    <style:style style:name="P21" style:family="paragraph" style:parent-style-name="Text_20_body" style:list-style-name="L7">
      <style:paragraph-properties fo:padding="0.0193in" fo:border="0.0008in solid #e5e7eb"/>
    </style:style>
    <style:style style:name="P22" style:family="paragraph" style:parent-style-name="Text_20_body" style:list-style-name="L8">
      <style:paragraph-properties fo:padding="0.0193in" fo:border="0.0008in solid #e5e7eb"/>
    </style:style>
    <style:style style:name="P23" style:family="paragraph" style:parent-style-name="Text_20_body" style:list-style-name="L9">
      <style:paragraph-properties fo:padding="0.0193in" fo:border="0.0008in solid #e5e7eb"/>
    </style:style>
    <style:style style:name="P24" style:family="paragraph" style:parent-style-name="Text_20_body" style:list-style-name="L10">
      <style:paragraph-properties fo:padding="0.0193in" fo:border="0.0008in solid #e5e7eb"/>
    </style:style>
    <style:style style:name="P25" style:family="paragraph" style:parent-style-name="Text_20_body" style:list-style-name="L11">
      <style:paragraph-properties fo:padding="0.0193in" fo:border="0.0008in solid #e5e7eb"/>
    </style:style>
    <style:style style:name="P26" style:family="paragraph" style:parent-style-name="Text_20_body" style:list-style-name="L12">
      <style:paragraph-properties fo:padding="0.0193in" fo:border="0.0008in solid #e5e7eb"/>
    </style:style>
    <style:style style:name="P27" style:family="paragraph" style:parent-style-name="Heading_20_2">
      <style:paragraph-properties fo:padding="0.0193in" fo:border="0.0008in solid #e5e7eb"/>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re's a comprehensive Python course outline for beginners that covers all the essential topics you should know:</text:p>
      <text:h text:style-name="P27" text:outline-level="2">1. Introduction to Python</text:h>
      <text:list xml:id="list1421800748938383515" text:style-name="L1">
        <text:list-item>
          <text:p text:style-name="P2">What is Python?</text:p>
        </text:list-item>
        <text:list-item>
          <text:p text:style-name="P2">Python's history and versions</text:p>
        </text:list-item>
        <text:list-item>
          <text:p text:style-name="P2">Python's features and advantages</text:p>
        </text:list-item>
        <text:list-item>
          <text:p text:style-name="P15">Setting up the Python environment</text:p>
        </text:list-item>
      </text:list>
      <text:h text:style-name="P27" text:outline-level="2">2. Python Syntax and Data Types</text:h>
      <text:list xml:id="list4558996182938115367" text:style-name="L2">
        <text:list-item>
          <text:p text:style-name="P3">Python syntax and structure</text:p>
        </text:list-item>
        <text:list-item>
          <text:p text:style-name="P3">Variables and assignments</text:p>
        </text:list-item>
        <text:list-item>
          <text:p text:style-name="P3">Basic data types (integers, floats, strings, booleans)</text:p>
        </text:list-item>
        <text:list-item>
          <text:p text:style-name="P16">Type conversion</text:p>
        </text:list-item>
      </text:list>
      <text:h text:style-name="P27" text:outline-level="2">3. Control Flow Statements</text:h>
      <text:list xml:id="list2161699213389772325" text:style-name="L3">
        <text:list-item>
          <text:p text:style-name="P4">Conditional statements (if, elif, else)</text:p>
        </text:list-item>
        <text:list-item>
          <text:p text:style-name="P4">Loops (for, while)</text:p>
        </text:list-item>
        <text:list-item>
          <text:p text:style-name="P17">Break and continue statements</text:p>
        </text:list-item>
      </text:list>
      <text:h text:style-name="P27" text:outline-level="2">4. Data Structures</text:h>
      <text:list xml:id="list2694499578446501063" text:style-name="L4">
        <text:list-item>
          <text:p text:style-name="P5">Lists</text:p>
        </text:list-item>
        <text:list-item>
          <text:p text:style-name="P5">Tuples</text:p>
        </text:list-item>
        <text:list-item>
          <text:p text:style-name="P5">Sets</text:p>
        </text:list-item>
        <text:list-item>
          <text:p text:style-name="P18">Dictionaries</text:p>
        </text:list-item>
      </text:list>
      <text:h text:style-name="P27" text:outline-level="2">5. Functions</text:h>
      <text:list xml:id="list2240422323854640402" text:style-name="L5">
        <text:list-item>
          <text:p text:style-name="P6">Defining and calling functions</text:p>
        </text:list-item>
        <text:list-item>
          <text:p text:style-name="P6">Function parameters and arguments</text:p>
        </text:list-item>
        <text:list-item>
          <text:p text:style-name="P6">Return statements</text:p>
        </text:list-item>
        <text:list-item>
          <text:p text:style-name="P19">Scope of variables</text:p>
        </text:list-item>
      </text:list>
      <text:h text:style-name="P27" text:outline-level="2">6. Modules and Packages</text:h>
      <text:list xml:id="list3567427247998038149" text:style-name="L6">
        <text:list-item>
          <text:p text:style-name="P7">Importing modules</text:p>
        </text:list-item>
        <text:list-item>
          <text:p text:style-name="P7">Creating and using packages</text:p>
        </text:list-item>
        <text:list-item>
          <text:p text:style-name="P20">Python's standard library</text:p>
        </text:list-item>
      </text:list>
      <text:h text:style-name="P27" text:outline-level="2"><text:soft-page-break/>7. File Handling</text:h>
      <text:list xml:id="list6448428813581214730" text:style-name="L7">
        <text:list-item>
          <text:p text:style-name="P8">Reading and writing files</text:p>
        </text:list-item>
        <text:list-item>
          <text:p text:style-name="P8">File modes (read, write, append)</text:p>
        </text:list-item>
        <text:list-item>
          <text:p text:style-name="P21">Working with text and binary files</text:p>
        </text:list-item>
      </text:list>
      <text:h text:style-name="P27" text:outline-level="2">8. Object-Oriented Programming (OOP)</text:h>
      <text:list xml:id="list9096719785967405452" text:style-name="L8">
        <text:list-item>
          <text:p text:style-name="P9">Classes and objects</text:p>
        </text:list-item>
        <text:list-item>
          <text:p text:style-name="P9">Constructors and methods</text:p>
        </text:list-item>
        <text:list-item>
          <text:p text:style-name="P9">Inheritance and polymorphism</text:p>
        </text:list-item>
        <text:list-item>
          <text:p text:style-name="P22">Encapsulation and abstraction</text:p>
        </text:list-item>
      </text:list>
      <text:h text:style-name="P27" text:outline-level="2">9. Exceptions and Error Handling</text:h>
      <text:list xml:id="list5819765063012599186" text:style-name="L9">
        <text:list-item>
          <text:p text:style-name="P10">Try and except statements</text:p>
        </text:list-item>
        <text:list-item>
          <text:p text:style-name="P10">Raising exceptions</text:p>
        </text:list-item>
        <text:list-item>
          <text:p text:style-name="P23">Custom exceptions</text:p>
        </text:list-item>
      </text:list>
      <text:h text:style-name="P27" text:outline-level="2">10. Advanced Topics</text:h>
      <text:list xml:id="list6087005963445793109" text:style-name="L10">
        <text:list-item>
          <text:p text:style-name="P11">Generators and iterators</text:p>
        </text:list-item>
        <text:list-item>
          <text:p text:style-name="P11">Decorators</text:p>
        </text:list-item>
        <text:list-item>
          <text:p text:style-name="P11">Lambda functions</text:p>
        </text:list-item>
        <text:list-item>
          <text:p text:style-name="P24">Regular expressions</text:p>
        </text:list-item>
      </text:list>
      <text:h text:style-name="P27" text:outline-level="2">11. Python Libraries and Frameworks</text:h>
      <text:list xml:id="list556689458391167001" text:style-name="L11">
        <text:list-item>
          <text:p text:style-name="P12">NumPy (numerical computing)</text:p>
        </text:list-item>
        <text:list-item>
          <text:p text:style-name="P12">Pandas (data analysis)</text:p>
        </text:list-item>
        <text:list-item>
          <text:p text:style-name="P12">Matplotlib (data visualization)</text:p>
        </text:list-item>
        <text:list-item>
          <text:p text:style-name="P12">Django (web development)</text:p>
        </text:list-item>
        <text:list-item>
          <text:p text:style-name="P25">Flask (web development)</text:p>
        </text:list-item>
      </text:list>
      <text:h text:style-name="P27" text:outline-level="2">12. Projects and Practice</text:h>
      <text:list xml:id="list6954104674183819945" text:style-name="L12">
        <text:list-item>
          <text:p text:style-name="P13">Simple projects (e.g., calculator, todo list, password generator)</text:p>
        </text:list-item>
        <text:list-item>
          <text:p text:style-name="P13">Intermediate projects (e.g., web scraper, data analysis, game development)</text:p>
        </text:list-item>
        <text:list-item>
          <text:p text:style-name="P26">Advanced projects (e.g., machine learning, web applications)</text:p>
        </text:list-item>
      </text:list>
      <text:p text:style-name="P14">This outline covers the fundamental concepts, data structures, control flow, functions, object-oriented programming, file handling, error handling, and advanced topics. It also introduces popular Python libraries and frameworks, and includes practical projects to solidify your understanding and skills.Remember, learning programming is an ongoing process, and practice is key to mastering Python. Start with the basics, and gradually work your way through the advanced topics and projec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5-21T19:46:02.85</meta:creation-date>
    <dc:date>2024-05-21T19:47:02.68</dc:date>
    <meta:editing-duration>PT1M</meta:editing-duration>
    <meta:editing-cycles>1</meta:editing-cycles>
    <meta:generator>OpenOffice/4.1.14$Win32 OpenOffice.org_project/4114m1$Build-9811</meta:generator>
    <meta:document-statistic meta:table-count="0" meta:image-count="0" meta:object-count="0" meta:page-count="2" meta:paragraph-count="58" meta:word-count="326" meta:character-count="2101"/>
  </office:meta>
</office:document-meta>
</file>